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7" style:parent-style-name="TOC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21" style:parent-style-name="TOC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27" style:parent-style-name="Heading1" style:family="paragraph">
      <style:text-properties fo:font-size="18pt" style:font-size-asian="18pt" style:font-size-complex="18pt"/>
    </style:style>
    <style:style style:name="P28" style:parent-style-name="Heading2" style:family="paragraph">
      <style:text-properties fo:font-size="14pt" style:font-size-asian="14pt" style:font-size-complex="14pt"/>
    </style:style>
    <style:style style:name="P29" style:parent-style-name="Heading2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[Product Name] Proposed Analysis for [Company Name]</text:p>
      <text:p text:style-name="Normal"/>
      <text:p text:style-name="Normal"/>
      <text:p text:style-name="Normal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29579000" office:target-frame-name="_top" xlink:show="replace"><text:span text:style-name="Hyperlink">Background Information and Product Outline</text:span><text:tab/><text:span text:style-name="Hyperlink">1</text:span></text:a></text:p>
          <text:p text:style-name="P3"><text:a xlink:href="#_Toc1314262064" office:target-frame-name="_top" xlink:show="replace"><text:span text:style-name="Hyperlink">Business Scenario &amp; Organisation Overview</text:span><text:tab/><text:span text:style-name="Hyperlink">1</text:span></text:a></text:p>
          <text:p text:style-name="P4"><text:a xlink:href="#_Toc1355115317" office:target-frame-name="_top" xlink:show="replace"><text:span text:style-name="Hyperlink">Problem Overview</text:span><text:tab/><text:span text:style-name="Hyperlink">1</text:span></text:a></text:p>
          <text:p text:style-name="P5"><text:a xlink:href="#_Toc1192509473" office:target-frame-name="_top" xlink:show="replace"><text:span text:style-name="Hyperlink">Functional &amp; Non-Functional Requirements</text:span><text:tab/><text:span text:style-name="Hyperlink">1</text:span></text:a></text:p>
          <text:p text:style-name="P6"><text:a xlink:href="#_Toc236119830" office:target-frame-name="_top" xlink:show="replace"><text:span text:style-name="Hyperlink">Functional Requirements</text:span><text:tab/><text:span text:style-name="Hyperlink">1</text:span></text:a></text:p>
          <text:p text:style-name="P7"><text:a xlink:href="#_Toc1477397636" office:target-frame-name="_top" xlink:show="replace"><text:span text:style-name="Hyperlink">Definition of a Functional Requirement</text:span><text:tab/><text:span text:style-name="Hyperlink">1</text:span></text:a></text:p>
          <text:p text:style-name="P8"><text:a xlink:href="#_Toc804768803" office:target-frame-name="_top" xlink:show="replace"><text:span text:style-name="Hyperlink">Non-Functional Requirements</text:span><text:tab/><text:span text:style-name="Hyperlink">1</text:span></text:a></text:p>
          <text:p text:style-name="P9"><text:a xlink:href="#_Toc1971292691" office:target-frame-name="_top" xlink:show="replace"><text:span text:style-name="Hyperlink">User Stories</text:span><text:tab/><text:span text:style-name="Hyperlink">1</text:span></text:a></text:p>
          <text:p text:style-name="P10"><text:a xlink:href="#_Toc913060147" office:target-frame-name="_top" xlink:show="replace"><text:span text:style-name="Hyperlink">Table</text:span><text:tab/><text:span text:style-name="Hyperlink">2</text:span></text:a></text:p>
          <text:p text:style-name="P11"><text:a xlink:href="#_Toc1458087047" office:target-frame-name="_top" xlink:show="replace"><text:span text:style-name="Hyperlink">Deep Dive</text:span><text:tab/><text:span text:style-name="Hyperlink">2</text:span></text:a></text:p>
          <text:p text:style-name="P12"><text:a xlink:href="#_Toc1210590652" office:target-frame-name="_top" xlink:show="replace"><text:span text:style-name="Hyperlink">Risks</text:span><text:tab/><text:span text:style-name="Hyperlink">2</text:span></text:a></text:p>
          <text:p text:style-name="P13"><text:a xlink:href="#_Toc2007175980" office:target-frame-name="_top" xlink:show="replace"><text:span text:style-name="Hyperlink">Identified Security Risks and Their Mitigation</text:span><text:tab/><text:span text:style-name="Hyperlink">2</text:span></text:a></text:p>
          <text:p text:style-name="P14"><text:a xlink:href="#_Toc991275035" office:target-frame-name="_top" xlink:show="replace"><text:span text:style-name="Hyperlink">Project Risks and Mitigation</text:span><text:tab/><text:span text:style-name="Hyperlink">2</text:span></text:a></text:p>
          <text:p text:style-name="P15"><text:a xlink:href="#_Toc1369217290" office:target-frame-name="_top" xlink:show="replace"><text:span text:style-name="Hyperlink">General Mitigation Plan</text:span><text:tab/><text:span text:style-name="Hyperlink">2</text:span></text:a></text:p>
          <text:p text:style-name="P16"><text:a xlink:href="#_Toc1650552623" office:target-frame-name="_top" xlink:show="replace"><text:span text:style-name="Hyperlink">User Acceptance Criteria (UAC)</text:span><text:tab/><text:span text:style-name="Hyperlink">2</text:span></text:a></text:p>
          <text:p text:style-name="P17"><text:a xlink:href="#_Toc1612207145" office:target-frame-name="_top" xlink:show="replace"><text:span text:style-name="Hyperlink">Laws, Legislation &amp; Guidelines</text:span><text:tab/><text:span text:style-name="Hyperlink">2</text:span></text:a></text:p>
          <text:p text:style-name="P18"><text:a xlink:href="#_Toc967914751" office:target-frame-name="_top" xlink:show="replace"><text:span text:style-name="Hyperlink">Laws</text:span><text:tab/><text:span text:style-name="Hyperlink">2</text:span></text:a></text:p>
          <text:p text:style-name="P19"><text:a xlink:href="#_Toc874226737" office:target-frame-name="_top" xlink:show="replace"><text:span text:style-name="Hyperlink">Legislation</text:span><text:tab/><text:span text:style-name="Hyperlink">2</text:span></text:a></text:p>
          <text:p text:style-name="P20"><text:a xlink:href="#_Toc562029898" office:target-frame-name="_top" xlink:show="replace"><text:span text:style-name="Hyperlink">Guidelines</text:span><text:tab/><text:span text:style-name="Hyperlink">2</text:span></text:a></text:p>
          <text:p text:style-name="P21"><text:a xlink:href="#_Toc1714482463" office:target-frame-name="_top" xlink:show="replace"><text:span text:style-name="Hyperlink">Application to the Project</text:span><text:tab/><text:span text:style-name="Hyperlink">2</text:span></text:a></text:p>
          <text:p text:style-name="P22"><text:a xlink:href="#_Toc1511290204" office:target-frame-name="_top" xlink:show="replace"><text:span text:style-name="Hyperlink">Staying Compliant</text:span><text:tab/><text:span text:style-name="Hyperlink">2</text:span></text:a></text:p>
          <text:p text:style-name="P23"><text:a xlink:href="#_Toc1834661706" office:target-frame-name="_top" xlink:show="replace"><text:span text:style-name="Hyperlink">Alternative Systems</text:span><text:tab/><text:span text:style-name="Hyperlink">2</text:span></text:a></text:p>
          <text:p text:style-name="P24"><text:a xlink:href="#_Toc1070440724" office:target-frame-name="_top" xlink:show="replace"><text:span text:style-name="Hyperlink">Market Gap Analysis from Alternative System Research</text:span><text:tab/><text:span text:style-name="Hyperlink">2</text:span></text:a></text:p>
          <text:p text:style-name="P25"><text:a xlink:href="#_Toc1093013208" office:target-frame-name="_top" xlink:show="replace"><text:span text:style-name="Hyperlink">Key Performance Indicators (KPIs)</text:span><text:tab/><text:span text:style-name="Hyperlink">2</text:span></text:a></text:p>
        </text:index-body>
      </text:table-of-content>
      <text:p text:style-name="P26"/>
      <text:p text:style-name="Normal"/>
      <text:h text:style-name="P27" text:outline-level="1"><text:bookmark-start text:name="_Toc229579000"/>Background Information and Product Outline<text:bookmark-end text:name="_Toc229579000"/></text:h>
      <text:h text:style-name="Heading2" text:outline-level="2"><text:bookmark-start text:name="_Toc1314262064"/>Business Scenario &amp; Organisation Overview<text:bookmark-end text:name="_Toc1314262064"/></text:h>
      <text:h text:style-name="Heading2" text:outline-level="2"><text:bookmark-start text:name="_Toc1355115317"/>Problem Overview<text:bookmark-end text:name="_Toc1355115317"/></text:h>
      <text:h text:style-name="Heading1" text:outline-level="1"><text:bookmark-start text:name="_Toc1192509473"/>Functional &amp; Non-Functional Requirements<text:bookmark-end text:name="_Toc1192509473"/><text:s/></text:h>
      <text:h text:style-name="Heading2" text:outline-level="2"><text:bookmark-start text:name="_Toc236119830"/>Functional Requirements<text:bookmark-end text:name="_Toc236119830"/></text:h>
      <text:h text:style-name="Heading3" text:outline-level="3"><text:bookmark-start text:name="_Toc1477397636"/>Definition of a Functional Requirement<text:bookmark-end text:name="_Toc1477397636"/></text:h>
      <text:h text:style-name="Heading2" text:outline-level="2"><text:bookmark-start text:name="_Toc804768803"/>Non-Functional Requirements<text:bookmark-end text:name="_Toc804768803"/></text:h>
      <text:p text:style-name="Normal"><text:span text:style-name="Heading3Char">Definition of a Non-Functional Requirement</text:span><text:tab/></text:p>
      <text:h text:style-name="Heading1" text:outline-level="1"><text:bookmark-start text:name="_Toc1971292691"/>User Stories<text:bookmark-end text:name="_Toc1971292691"/></text:h>
      <text:h text:style-name="Heading2" text:outline-level="2"><text:bookmark-start text:name="_Toc913060147"/>Table<text:bookmark-end text:name="_Toc913060147"/></text:h>
      <text:h text:style-name="Heading2" text:outline-level="2"><text:bookmark-start text:name="_Toc1458087047"/>Deep Dive<text:bookmark-end text:name="_Toc1458087047"/></text:h>
      <text:h text:style-name="Heading1" text:outline-level="1"><text:bookmark-start text:name="_Toc1210590652"/>Risks<text:bookmark-end text:name="_Toc1210590652"/></text:h>
      <text:h text:style-name="Heading2" text:outline-level="2"><text:bookmark-start text:name="_Toc2007175980"/>Identified Security Risks and Their Mitigation<text:bookmark-end text:name="_Toc2007175980"/></text:h>
      <text:h text:style-name="Heading2" text:outline-level="2"><text:bookmark-start text:name="_Toc991275035"/>Project Risks and Mitigation<text:bookmark-end text:name="_Toc991275035"/></text:h>
      <text:h text:style-name="Heading2" text:outline-level="2"><text:bookmark-start text:name="_Toc1369217290"/>General Mitigation Plan<text:bookmark-end text:name="_Toc1369217290"/></text:h>
      <text:h text:style-name="Heading1" text:outline-level="1"><text:bookmark-start text:name="_Toc1650552623"/>User Acceptance Criteria (UAC)<text:bookmark-end text:name="_Toc1650552623"/></text:h>
      <text:h text:style-name="Heading1" text:outline-level="1"><text:bookmark-start text:name="_Toc1612207145"/>Laws, Legislation &amp; Guidelines<text:bookmark-end text:name="_Toc1612207145"/></text:h>
      <text:h text:style-name="Heading2" text:outline-level="2"><text:bookmark-start text:name="_Toc967914751"/>Laws<text:bookmark-end text:name="_Toc967914751"/></text:h>
      <text:h text:style-name="P28" text:outline-level="2"><text:bookmark-start text:name="_Toc874226737"/>Legislation<text:bookmark-end text:name="_Toc874226737"/></text:h>
      <text:h text:style-name="P29" text:outline-level="2"><text:bookmark-start text:name="_Toc562029898"/>Guidelines<text:bookmark-end text:name="_Toc562029898"/></text:h>
      <text:h text:style-name="Heading3" text:outline-level="3"><text:bookmark-start text:name="_Toc1714482463"/>Application to the<text:s/>Project<text:bookmark-end text:name="_Toc1714482463"/></text:h>
      <text:h text:style-name="Heading3" text:outline-level="3"><text:bookmark-start text:name="_Toc1511290204"/>Staying Compliant<text:bookmark-end text:name="_Toc1511290204"/></text:h>
      <text:h text:style-name="Heading1" text:outline-level="1"><text:bookmark-start text:name="_Toc1834661706"/>Alternative Systems<text:bookmark-end text:name="_Toc1834661706"/></text:h>
      <text:h text:style-name="Heading1" text:outline-level="1"><text:bookmark-start text:name="_Toc1070440724"/>Market Gap Analysis from Alternative System Research<text:bookmark-end text:name="_Toc1070440724"/></text:h>
      <text:h text:style-name="Heading1" text:outline-level="1"><text:bookmark-start text:name="_Toc1093013208"/>Key Performance Indicators (KPIs)<text:bookmark-end text:name="_Toc1093013208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Witney (11 RHU)</meta:initial-creator>
    <dc:creator>Jack Witney (11 RHU)</dc:creator>
    <meta:creation-date>2025-03-04T14:42:00Z</meta:creation-date>
    <dc:date>2025-03-04T14:42:00Z</dc:date>
    <meta:template xlink:href="Normal.dotm" xlink:type="simple"/>
    <meta:editing-cycles>2</meta:editing-cycles>
    <meta:editing-duration>PT0S</meta:editing-duration>
    <meta:document-statistic meta:page-count="1" meta:paragraph-count="5" meta:word-count="439" meta:character-count="2937" meta:row-count="20" meta:non-whitespace-character-count="2503"/>
  </office:meta>
</office:document-meta>
</file>